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, sans-serif" svg:font-family="Roboto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/>
      <style:text-properties style:font-name="Roboto, sans-serif" fo:font-weight="bold" style:font-weight-asian="bold" fo:color="#000000"/>
    </style:style>
    <style:style style:name="T2" style:parent-style-name="Policepardéfaut" style:family="text">
      <style:text-properties style:font-name="Roboto, sans-serif" fo:color="#444444"/>
    </style:style>
    <style:style style:name="T3" style:parent-style-name="Policepardéfaut" style:family="text">
      <style:text-properties style:font-name="Roboto, sans-serif" fo:color="#444444"/>
    </style:style>
    <style:style style:name="T4" style:parent-style-name="Policepardéfaut" style:family="text">
      <style:text-properties style:font-name="Roboto, sans-serif" fo:color="#444444"/>
    </style:style>
    <style:style style:name="P5" style:parent-style-name="Standard" style:family="paragraph">
      <style:text-properties style:font-name="Roboto, sans-serif" fo:color="#444444"/>
    </style:style>
    <style:style style:name="T6" style:parent-style-name="Policepardéfaut" style:family="text">
      <style:text-properties style:font-name="Roboto, sans-serif" fo:color="#444444"/>
    </style:style>
    <style:style style:name="P7" style:parent-style-name="Standard" style:family="paragraph">
      <style:paragraph-properties fo:text-align="center"/>
    </style:style>
    <style:style style:name="T8" style:parent-style-name="Policepardéfaut" style:family="text">
      <style:text-properties style:font-name="Roboto, sans-serif" fo:font-weight="bold" style:font-weight-asian="bold" fo:color="#000000"/>
    </style:style>
    <style:style style:name="P9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0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1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2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P13" style:parent-style-name="Standard" style:family="paragraph">
      <style:paragraph-properties fo:text-align="center"/>
      <style:text-properties style:font-name="Roboto, sans-serif" fo:font-weight="bold" style:font-weight-asian="bold" fo:color="#000000"/>
    </style:style>
    <style:style style:name="S1" style:family="section">
      <style:section-properties fo:margin-left="0in" fo:margin-right="0in" style:writing-mode="lr-tb">
        <style:columns fo:column-count="1" fo:column-gap="0in"/>
      </style:section-properties>
    </style:style>
    <style:style style:name="P14" style:parent-style-name="Standard" style:family="paragraph">
      <style:text-properties style:font-name="Roboto, sans-serif" fo:color="#444444"/>
    </style:style>
    <style:style style:name="S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15" style:parent-style-name="Textbody" style:family="paragraph">
      <style:paragraph-properties fo:border="0.0034in solid #000000" fo:padding="0.0138in" style:shadow="none" fo:margin-bottom="0in"/>
    </style:style>
    <style:style style:name="T16" style:parent-style-name="Policepardéfaut" style:family="text">
      <style:text-properties style:font-name="Roboto, sans-serif" fo:font-weight="bold" style:font-weight-asian="bold" fo:color="#000000"/>
    </style:style>
    <style:style style:name="T17" style:parent-style-name="Policepardéfaut" style:family="text">
      <style:text-properties style:font-name="Roboto, sans-serif" fo:color="#000000"/>
    </style:style>
    <style:style style:name="T18" style:parent-style-name="Policepardéfaut" style:family="text">
      <style:text-properties style:font-name="Roboto, sans-serif" fo:color="#000000"/>
    </style:style>
    <style:style style:name="P19" style:parent-style-name="Textbody" style:family="paragraph">
      <style:paragraph-properties fo:border="0.0034in solid #000000" fo:padding="0.0138in" style:shadow="none"/>
    </style:style>
    <style:style style:name="T20" style:parent-style-name="Policepardéfaut" style:family="text">
      <style:text-properties style:font-name="Roboto, sans-serif" fo:color="#000000"/>
    </style:style>
    <style:style style:name="T21" style:parent-style-name="Policepardéfaut" style:family="text">
      <style:text-properties style:font-name="Roboto, sans-serif" fo:font-weight="bold" style:font-weight-asian="bold" fo:color="#000000"/>
    </style:style>
    <style:style style:name="T22" style:parent-style-name="Policepardéfaut" style:family="text">
      <style:text-properties style:font-name="Roboto, sans-serif" fo:color="#000000"/>
    </style:style>
    <style:style style:name="T23" style:parent-style-name="Policepardéfaut" style:family="text">
      <style:text-properties style:font-name="Roboto, sans-serif" fo:font-weight="bold" style:font-weight-asian="bold" fo:color="#000000"/>
    </style:style>
    <style:style style:name="T24" style:parent-style-name="Policepardéfaut" style:family="text">
      <style:text-properties style:font-name="Roboto, sans-serif" fo:color="#000000"/>
    </style:style>
    <style:style style:name="T25" style:parent-style-name="Policepardéfaut" style:family="text">
      <style:text-properties style:font-name="Roboto, sans-serif" fo:font-weight="bold" style:font-weight-asian="bold" fo:color="#000000"/>
    </style:style>
    <style:style style:name="T26" style:parent-style-name="Policepardéfaut" style:family="text">
      <style:text-properties style:font-name="Roboto, sans-serif" fo:color="#000000"/>
    </style:style>
    <style:style style:name="T27" style:parent-style-name="Policepardéfaut" style:family="text">
      <style:text-properties style:font-name="Roboto, sans-serif" fo:font-weight="bold" style:font-weight-asian="bold" fo:color="#000000"/>
    </style:style>
    <style:style style:name="T28" style:parent-style-name="Policepardéfaut" style:family="text">
      <style:text-properties style:font-name="Roboto, sans-serif" fo:color="#000000"/>
    </style:style>
    <style:style style:name="P29" style:parent-style-name="Textbody" style:family="paragraph">
      <style:paragraph-properties fo:border="0.0034in solid #000000" fo:padding="0.0138in" style:shadow="none"/>
    </style:style>
    <style:style style:name="T30" style:parent-style-name="Policepardéfaut" style:family="text">
      <style:text-properties style:font-name="Roboto, sans-serif" fo:color="#000000"/>
    </style:style>
    <style:style style:name="T31" style:parent-style-name="Policepardéfaut" style:family="text">
      <style:text-properties style:font-name="Roboto, sans-serif" fo:font-weight="bold" style:font-weight-asian="bold" fo:color="#000000"/>
    </style:style>
    <style:style style:name="T32" style:parent-style-name="Policepardéfaut" style:family="text">
      <style:text-properties style:font-name="Roboto, sans-serif" fo:color="#000000"/>
    </style:style>
    <style:style style:name="T33" style:parent-style-name="Policepardéfaut" style:family="text">
      <style:text-properties style:font-name="Roboto, sans-serif" fo:font-weight="bold" style:font-weight-asian="bold" fo:color="#000000"/>
    </style:style>
    <style:style style:name="T34" style:parent-style-name="Policepardéfaut" style:family="text">
      <style:text-properties style:font-name="Roboto, sans-serif" fo:color="#000000"/>
    </style:style>
    <style:style style:name="T35" style:parent-style-name="Policepardéfaut" style:family="text">
      <style:text-properties style:font-name="Roboto, sans-serif" fo:font-weight="bold" style:font-weight-asian="bold" fo:color="#000000"/>
    </style:style>
    <style:style style:name="T36" style:parent-style-name="Policepardéfaut" style:family="text">
      <style:text-properties style:font-name="Roboto, sans-serif" fo:color="#000000"/>
    </style:style>
    <style:style style:name="P37" style:parent-style-name="Textbody" style:family="paragraph">
      <style:paragraph-properties fo:border="0.0034in solid #000000" fo:padding="0.0138in" style:shadow="none"/>
    </style:style>
    <style:style style:name="T38" style:parent-style-name="Policepardéfaut" style:family="text">
      <style:text-properties style:font-name="Roboto, sans-serif" fo:color="#000000"/>
    </style:style>
    <style:style style:name="T39" style:parent-style-name="Policepardéfaut" style:family="text">
      <style:text-properties style:font-name="Roboto, sans-serif" fo:font-weight="bold" style:font-weight-asian="bold" fo:color="#000000"/>
    </style:style>
    <style:style style:name="T40" style:parent-style-name="Policepardéfaut" style:family="text">
      <style:text-properties style:font-name="Roboto, sans-serif" fo:color="#000000"/>
    </style:style>
    <style:style style:name="T41" style:parent-style-name="Policepardéfaut" style:family="text">
      <style:text-properties style:font-name="Roboto, sans-serif" fo:color="#000000"/>
    </style:style>
    <style:style style:name="T42" style:parent-style-name="Policepardéfaut" style:family="text">
      <style:text-properties style:font-name="Roboto, sans-serif" fo:font-weight="bold" style:font-weight-asian="bold" fo:color="#000000"/>
    </style:style>
    <style:style style:name="T43" style:parent-style-name="Policepardéfaut" style:family="text">
      <style:text-properties style:font-name="Roboto, sans-serif" fo:color="#000000"/>
    </style:style>
    <style:style style:name="P44" style:parent-style-name="Textbody" style:family="paragraph">
      <style:paragraph-properties fo:border="0.0034in solid #000000" fo:padding="0.0138in" style:shadow="none"/>
    </style:style>
    <style:style style:name="T45" style:parent-style-name="Policepardéfaut" style:family="text">
      <style:text-properties style:font-name="Roboto, sans-serif" fo:color="#000000"/>
    </style:style>
    <style:style style:name="T46" style:parent-style-name="Policepardéfaut" style:family="text">
      <style:text-properties style:font-name="Roboto, sans-serif" fo:font-weight="bold" style:font-weight-asian="bold" fo:color="#000000"/>
    </style:style>
    <style:style style:name="T47" style:parent-style-name="Policepardéfaut" style:family="text">
      <style:text-properties style:font-name="Roboto, sans-serif" fo:color="#000000"/>
    </style:style>
    <style:style style:name="T48" style:parent-style-name="Policepardéfaut" style:family="text">
      <style:text-properties style:font-name="Roboto, sans-serif" fo:font-weight="bold" style:font-weight-asian="bold" fo:color="#000000"/>
    </style:style>
    <style:style style:name="T49" style:parent-style-name="Policepardéfaut" style:family="text">
      <style:text-properties style:font-name="Roboto, sans-serif" fo:color="#000000"/>
    </style:style>
    <style:style style:name="P50" style:parent-style-name="Textbody" style:family="paragraph">
      <style:paragraph-properties fo:margin-bottom="0in"/>
      <style:text-properties fo:font-weight="bold" style:font-weight-asian="bold" fo:color="#888888"/>
    </style:style>
    <style:style style:name="P51" style:parent-style-name="Textbody" style:family="paragraph">
      <style:paragraph-properties fo:margin-bottom="0in"/>
      <style:text-properties fo:font-weight="bold" style:font-weight-asian="bold" fo:color="#888888"/>
    </style:style>
    <style:style style:name="P52" style:parent-style-name="Textbody" style:family="paragraph">
      <style:text-properties fo:font-weight="bold" style:font-weight-asian="bold"/>
    </style:style>
    <style:style style:name="P53" style:parent-style-name="Textbody" style:family="paragraph">
      <style:paragraph-properties fo:margin-bottom="0in"/>
      <style:text-properties fo:font-style="italic" style:font-style-asian="italic"/>
    </style:style>
    <style:style style:name="P54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55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56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57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58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59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0" style:parent-style-name="Textbody" style:family="paragraph">
      <style:text-properties fo:font-weight="bold" style:font-weight-asian="bold" fo:language="en" fo:country="US"/>
    </style:style>
    <style:style style:name="P61" style:parent-style-name="Textbody" style:family="paragraph">
      <style:text-properties fo:font-weight="bold" style:font-weight-asian="bold" fo:language="en" fo:country="US"/>
    </style:style>
    <style:style style:name="P62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3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4" style:parent-style-name="Textbody" style:family="paragraph">
      <style:text-properties fo:font-weight="bold" style:font-weight-asian="bold"/>
    </style:style>
    <style:style style:name="P65" style:parent-style-name="Textbody" style:family="paragraph">
      <style:paragraph-properties fo:margin-bottom="0in"/>
      <style:text-properties fo:font-style="italic" style:font-style-asian="italic"/>
    </style:style>
    <style:style style:name="P66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67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68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69" style:parent-style-name="Textbody" style:family="paragraph">
      <style:paragraph-properties fo:margin-bottom="0in"/>
      <style:text-properties fo:font-weight="bold" style:font-weight-asian="bold" fo:font-style="italic" style:font-style-asian="italic" fo:language="en" fo:country="US"/>
    </style:style>
    <style:style style:name="P70" style:parent-style-name="Textbody" style:family="paragraph">
      <style:paragraph-properties fo:margin-bottom="0in"/>
      <style:text-properties fo:font-weight="bold" style:font-weight-asian="bold" fo:language="en" fo:country="US"/>
    </style:style>
    <style:style style:name="P71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72" style:parent-style-name="Textbody" style:family="paragraph">
      <style:paragraph-properties fo:margin-bottom="0in"/>
      <style:text-properties fo:language="en" fo:country="US"/>
    </style:style>
    <style:style style:name="P73" style:parent-style-name="Textbody" style:family="paragraph">
      <style:paragraph-properties fo:break-before="page" fo:margin-bottom="0in"/>
      <style:text-properties fo:font-weight="bold" style:font-weight-asian="bold" fo:color="#888888"/>
    </style:style>
    <style:style style:name="P74" style:parent-style-name="Textbody" style:family="paragraph">
      <style:paragraph-properties fo:margin-bottom="0in"/>
      <style:text-properties fo:font-weight="bold" style:font-weight-asian="bold" fo:color="#888888"/>
    </style:style>
    <style:style style:name="P75" style:parent-style-name="Standard" style:family="paragraph">
      <style:text-properties fo:font-weight="bold" style:font-weight-asian="bold"/>
    </style:style>
    <style:style style:name="P76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NSimSun" style:font-name-complex="Liberation Mono" fo:color="#000000" fo:hyphenate="true"/>
    </style:style>
    <style:style style:name="P77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78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79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80" style:parent-style-name="PreformattedText" style:family="paragraph">
      <style:paragraph-properties fo:margin-bottom="0.1965in"/>
    </style:style>
    <style:style style:name="T81" style:parent-style-name="Policepardéfaut" style:family="text">
      <style:text-properties style:font-name="Liberation Serif" fo:font-weight="bold" style:font-weight-asian="bold" style:font-weight-complex="bold" fo:font-style="italic" style:font-style-asian="italic" fo:color="#000000" fo:font-size="12pt" style:font-size-asian="12pt" style:font-size-complex="12pt"/>
    </style:style>
    <style:style style:name="T82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3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/>
    </style:style>
    <style:style style:name="T84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5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/>
    </style:style>
    <style:style style:name="T86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7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T88" style:parent-style-name="Policepardéfaut" style:family="text">
      <style:text-properties style:font-name="Liberation Serif" fo:font-style="italic" style:font-style-asian="italic" fo:font-size="12pt" style:font-size-asian="12pt" style:font-size-complex="12pt"/>
    </style:style>
    <style:style style:name="P89" style:parent-style-name="Standard" style:family="paragraph">
      <style:text-properties fo:font-weight="bold" style:font-weight-asian="bold"/>
    </style:style>
    <style:style style:name="P90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1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2" style:parent-style-name="PréformatéHTML" style:family="paragraph">
      <style:paragraph-properties fo:background-color="#FFFFFF"/>
      <style:text-properties style:font-name="Liberation Serif" style:font-name-asian="NSimSun" style:font-name-complex="Liberation Mono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P93" style:parent-style-name="PréformatéHTML" style:family="paragraph">
      <style:paragraph-properties fo:background-color="#FFFFFF"/>
    </style:style>
    <style:style style:name="T94" style:parent-style-name="Policepardéfaut" style:family="text">
      <style:text-properties style:font-name="Liberation Serif" style:font-name-asian="NSimSun" style:font-name-complex="Liberation Mono" fo:font-weight="bold" style:font-weight-asian="bold" style:font-weight-complex="bold" fo:font-style="italic" style:font-style-asian="italic" fo:color="#000000" style:letter-kerning="true" fo:font-size="12pt" style:font-size-asian="12pt" style:font-size-complex="12pt" style:language-asian="zh" style:country-asian="CN" style:language-complex="hi" style:country-complex="IN"/>
    </style:style>
    <style:style style:name="T95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T96" style:parent-style-name="Policepardéfaut" style:family="text">
      <style:text-properties style:font-name="Liberation Serif" style:font-name-asian="NSimSun" style:font-name-complex="Liberation Mono" fo:font-style="italic" style:font-style-asian="italic" style:letter-kerning="true" fo:font-size="12pt" style:font-size-asian="12pt" style:font-size-complex="12pt" style:language-asian="zh" style:country-asian="CN" style:language-complex="hi" style:country-complex="IN"/>
    </style:style>
    <style:style style:name="P97" style:parent-style-name="PréformatéHTML" style:family="paragraph">
      <style:paragraph-properties fo:background-color="#FFFFFF"/>
      <style:text-properties fo:color="#000000" fo:language="en" fo:country="US"/>
    </style:style>
    <style:style style:name="P98" style:parent-style-name="Standard" style:family="paragraph">
      <style:text-properties fo:font-weight="bold" style:font-weight-asian="bold"/>
    </style:style>
    <style:style style:name="P99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100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101" style:parent-style-name="PreformattedText" style:family="paragraph">
      <style:paragraph-properties fo:margin-bottom="0.1965in"/>
    </style:style>
    <style:style style:name="T102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03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04" style:parent-style-name="Policepardéfaut" style:family="text">
      <style:text-properties style:font-name="Liberation Serif" fo:font-weight="bold" style:font-weight-asian="bold" style:font-weight-complex="bold" fo:font-style="italic" style:font-style-asian="italic" fo:color="#000000" fo:font-size="12pt" style:font-size-asian="12pt" style:font-size-complex="12pt" fo:language="en" fo:country="US"/>
    </style:style>
    <style:style style:name="T105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T106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 fo:language="en" fo:country="US"/>
    </style:style>
    <style:style style:name="T107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P108" style:parent-style-name="Standard" style:family="paragraph">
      <style:text-properties fo:font-weight="bold" style:font-weight-asian="bold"/>
    </style:style>
    <style:style style:name="P109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110" style:parent-style-name="PreformattedText" style:family="paragraph">
      <style:text-properties style:font-name="Liberation Serif" fo:color="#000000" fo:font-size="12pt" style:font-size-asian="12pt" style:font-size-complex="12pt"/>
    </style:style>
    <style:style style:name="P111" style:parent-style-name="PreformattedText" style:family="paragraph">
      <style:paragraph-properties fo:margin-bottom="0.1965in"/>
    </style:style>
    <style:style style:name="T112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13" style:parent-style-name="Policepardéfaut" style:family="text">
      <style:text-properties style:font-name="Liberation Serif" fo:color="#000000" fo:font-size="12pt" style:font-size-asian="12pt" style:font-size-complex="12pt"/>
    </style:style>
    <style:style style:name="T114" style:parent-style-name="Policepardéfaut" style:family="text">
      <style:text-properties style:font-name="Liberation Serif" fo:font-weight="bold" style:font-weight-asian="bold" style:font-weight-complex="bold" fo:font-style="italic" style:font-style-asian="italic" fo:color="#000000" fo:font-size="12pt" style:font-size-asian="12pt" style:font-size-complex="12pt" fo:language="en" fo:country="US"/>
    </style:style>
    <style:style style:name="T115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T116" style:parent-style-name="Policepardéfaut" style:family="text">
      <style:text-properties style:font-name="Liberation Serif" fo:font-weight="bold" style:font-weight-asian="bold" style:font-weight-complex="bold" fo:font-style="italic" style:font-style-asian="italic" fo:font-size="12pt" style:font-size-asian="12pt" style:font-size-complex="12pt" fo:language="en" fo:country="US"/>
    </style:style>
    <style:style style:name="T117" style:parent-style-name="Policepardéfaut" style:family="text">
      <style:text-properties style:font-name="Liberation Serif" fo:font-style="italic" style:font-style-asian="italic" fo:font-size="12pt" style:font-size-asian="12pt" style:font-size-complex="12pt" fo:language="en" fo:country="US"/>
    </style:style>
    <style:style style:name="P118" style:parent-style-name="Standard" style:family="paragraph">
      <style:text-properties fo:font-weight="bold" style:font-weight-asian="bold"/>
    </style:style>
    <style:style style:name="P119" style:parent-style-name="Textbody" style:family="paragraph">
      <style:paragraph-properties fo:margin-bottom="0in"/>
    </style:style>
    <style:style style:name="P120" style:parent-style-name="Textbody" style:family="paragraph">
      <style:paragraph-properties fo:margin-bottom="0in"/>
    </style:style>
    <style:style style:name="T121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22" style:parent-style-name="Policepardéfaut" style:family="text">
      <style:text-properties fo:font-style="italic" style:font-style-asian="italic" fo:language="en" fo:country="US"/>
    </style:style>
    <style:style style:name="T123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24" style:parent-style-name="Policepardéfaut" style:family="text">
      <style:text-properties fo:font-style="italic" style:font-style-asian="italic" fo:language="en" fo:country="US"/>
    </style:style>
    <style:style style:name="P125" style:parent-style-name="Standard" style:family="paragraph">
      <style:paragraph-properties fo:text-align="end"/>
      <style:text-properties fo:language="en" fo:country="US"/>
    </style:style>
    <style:style style:name="T126" style:parent-style-name="Policepardéfaut" style:family="text">
      <style:text-properties fo:font-weight="bold" style:font-weight-asian="bold"/>
    </style:style>
    <style:style style:name="P127" style:parent-style-name="Textbody" style:family="paragraph">
      <style:paragraph-properties fo:margin-bottom="0in"/>
    </style:style>
    <style:style style:name="P128" style:parent-style-name="Textbody" style:family="paragraph">
      <style:paragraph-properties fo:margin-bottom="0in"/>
    </style:style>
    <style:style style:name="P129" style:parent-style-name="Textbody" style:family="paragraph">
      <style:paragraph-properties fo:margin-bottom="0in"/>
      <style:text-properties fo:language="en" fo:country="US"/>
    </style:style>
    <style:style style:name="P130" style:parent-style-name="Textbody" style:family="paragraph">
      <style:paragraph-properties fo:margin-bottom="0in"/>
    </style:style>
    <style:style style:name="T131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32" style:parent-style-name="Policepardéfaut" style:family="text">
      <style:text-properties fo:font-style="italic" style:font-style-asian="italic" fo:language="en" fo:country="US"/>
    </style:style>
    <style:style style:name="T133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34" style:parent-style-name="Policepardéfaut" style:family="text">
      <style:text-properties fo:font-style="italic" style:font-style-asian="italic" fo:language="en" fo:country="US"/>
    </style:style>
    <style:style style:name="T135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36" style:parent-style-name="Policepardéfaut" style:family="text">
      <style:text-properties fo:font-style="italic" style:font-style-asian="italic"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font-weight="bold" style:font-weight-asian="bold"/>
    </style:style>
    <style:style style:name="P139" style:parent-style-name="Textbody" style:family="paragraph">
      <style:paragraph-properties fo:margin-bottom="0in"/>
    </style:style>
    <style:style style:name="T140" style:parent-style-name="Policepardéfaut" style:family="text">
      <style:text-properties fo:language="en" fo:country="US"/>
    </style:style>
    <style:style style:name="T141" style:parent-style-name="Policepardéfaut" style:family="text">
      <style:text-properties fo:language="en" fo:country="US"/>
    </style:style>
    <style:style style:name="P142" style:parent-style-name="Textbody" style:family="paragraph">
      <style:paragraph-properties fo:margin-bottom="0in"/>
    </style:style>
    <style:style style:name="P143" style:parent-style-name="Textbody" style:family="paragraph">
      <style:paragraph-properties fo:margin-bottom="0in"/>
    </style:style>
    <style:style style:name="P144" style:parent-style-name="Textbody" style:family="paragraph">
      <style:paragraph-properties fo:margin-bottom="0in"/>
    </style:style>
    <style:style style:name="T145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46" style:parent-style-name="Policepardéfaut" style:family="text">
      <style:text-properties fo:font-style="italic" style:font-style-asian="italic"/>
    </style:style>
    <style:style style:name="T147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48" style:parent-style-name="Policepardéfaut" style:family="text">
      <style:text-properties fo:font-style="italic" style:font-style-asian="italic"/>
    </style:style>
    <style:style style:name="P149" style:parent-style-name="Standard" style:family="paragraph">
      <style:text-properties fo:font-weight="bold" style:font-weight-asian="bold"/>
    </style:style>
    <style:style style:name="P150" style:parent-style-name="Textbody" style:family="paragraph">
      <style:paragraph-properties fo:margin-bottom="0in"/>
    </style:style>
    <style:style style:name="P151" style:parent-style-name="Textbody" style:family="paragraph">
      <style:paragraph-properties fo:margin-bottom="0in"/>
    </style:style>
    <style:style style:name="T152" style:parent-style-name="Policepardéfaut" style:family="text">
      <style:text-properties fo:font-weight="bold" style:font-weight-asian="bold" style:font-weight-complex="bold"/>
    </style:style>
    <style:style style:name="P153" style:parent-style-name="Textbody" style:family="paragraph">
      <style:paragraph-properties fo:margin-bottom="0in"/>
    </style:style>
    <style:style style:name="P154" style:parent-style-name="Textbody" style:family="paragraph">
      <style:paragraph-properties fo:margin-bottom="0in"/>
    </style:style>
    <style:style style:name="P155" style:parent-style-name="Textbody" style:family="paragraph">
      <style:paragraph-properties fo:margin-bottom="0in"/>
    </style:style>
    <style:style style:name="T156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57" style:parent-style-name="Policepardéfaut" style:family="text">
      <style:text-properties fo:font-style="italic" style:font-style-asian="italic"/>
    </style:style>
    <style:style style:name="T158" style:parent-style-name="Policepardéfaut" style:family="text">
      <style:text-properties fo:font-weight="bold" style:font-weight-asian="bold" style:font-weight-complex="bold" fo:font-style="italic" style:font-style-asian="italic"/>
    </style:style>
    <style:style style:name="T159" style:parent-style-name="Policepardéfaut" style:family="text">
      <style:text-properties fo:font-style="italic" style:font-style-asian="italic"/>
    </style:style>
    <style:style style:name="T160" style:parent-style-name="Policepardéfaut" style:family="text">
      <style:text-properties fo:font-style="italic" style:font-style-asian="italic"/>
    </style:style>
    <style:style style:name="P161" style:parent-style-name="Textbody" style:family="paragraph">
      <style:paragraph-properties fo:margin-bottom="0in"/>
      <style:text-properties fo:font-weight="bold" style:font-weight-asian="bold" fo:font-style="italic" style:font-style-asian="italic"/>
    </style:style>
    <style:style style:name="P162" style:parent-style-name="Standard" style:family="paragraph">
      <style:text-properties fo:font-weight="bold" style:font-weight-asian="bold"/>
    </style:style>
    <style:style style:name="P163" style:parent-style-name="Textbody" style:family="paragraph">
      <style:paragraph-properties fo:margin-bottom="0in"/>
    </style:style>
    <style:style style:name="T164" style:parent-style-name="Policepardéfaut" style:family="text">
      <style:text-properties fo:font-weight="bold" style:font-weight-asian="bold"/>
    </style:style>
    <style:style style:name="P165" style:parent-style-name="Textbody" style:family="paragraph">
      <style:paragraph-properties fo:margin-bottom="0in"/>
    </style:style>
    <style:style style:name="P166" style:parent-style-name="Textbody" style:family="paragraph">
      <style:paragraph-properties fo:margin-bottom="0in"/>
    </style:style>
    <style:style style:name="T167" style:parent-style-name="Policepardéfaut" style:family="text">
      <style:text-properties fo:font-weight="bold" style:font-weight-asian="bold" style:font-weight-complex="bold"/>
    </style:style>
    <style:style style:name="P168" style:parent-style-name="Textbody" style:family="paragraph">
      <style:paragraph-properties fo:margin-bottom="0in"/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P170" style:parent-style-name="Textbody" style:family="paragraph">
      <style:paragraph-properties fo:margin-bottom="0in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P172" style:parent-style-name="Textbody" style:family="paragraph">
      <style:paragraph-properties fo:margin-bottom="0in"/>
    </style:style>
    <style:style style:name="T173" style:parent-style-name="Policepardéfaut" style:family="text">
      <style:text-properties fo:font-weight="bold" style:font-weight-asian="bold" style:font-weight-complex="bold"/>
    </style:style>
    <style:style style:name="P174" style:parent-style-name="Textbody" style:family="paragraph">
      <style:paragraph-properties fo:margin-bottom="0in"/>
    </style:style>
    <style:style style:name="T175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76" style:parent-style-name="Policepardéfaut" style:family="text">
      <style:text-properties fo:font-style="italic" style:font-style-asian="italic" fo:language="en" fo:country="US"/>
    </style:style>
    <style:style style:name="T177" style:parent-style-name="Policepardéfaut" style:family="text">
      <style:text-properties fo:font-style="italic" style:font-style-asian="italic" fo:language="en" fo:country="US"/>
    </style:style>
    <style:style style:name="P178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79" style:parent-style-name="Textbody" style:family="paragraph">
      <style:text-properties fo:font-weight="bold" style:font-weight-asian="bold"/>
    </style:style>
    <style:style style:name="P180" style:parent-style-name="Textbody" style:family="paragraph">
      <style:paragraph-properties fo:margin-bottom="0in"/>
    </style:style>
    <style:style style:name="T181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82" style:parent-style-name="Policepardéfaut" style:family="text">
      <style:text-properties fo:font-style="italic" style:font-style-asian="italic" fo:language="en" fo:country="US"/>
    </style:style>
    <style:style style:name="P183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4" style:parent-style-name="Textbody" style:family="paragraph">
      <style:text-properties fo:font-weight="bold" style:font-weight-asian="bold" fo:language="en" fo:country="US"/>
    </style:style>
    <style:style style:name="P185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6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87" style:parent-style-name="Textbody" style:family="paragraph">
      <style:text-properties fo:font-weight="bold" style:font-weight-asian="bold"/>
    </style:style>
    <style:style style:name="P188" style:parent-style-name="Textbody" style:family="paragraph">
      <style:paragraph-properties fo:margin-bottom="0in"/>
    </style:style>
    <style:style style:name="T189" style:parent-style-name="Policepardéfaut" style:family="text">
      <style:text-properties fo:font-style="italic" style:font-style-asian="italic" fo:language="en" fo:country="US"/>
    </style:style>
    <style:style style:name="T190" style:parent-style-name="Policepardéfaut" style:family="text">
      <style:text-properties fo:font-weight="bold" style:font-weight-asian="bold" style:font-weight-complex="bold" fo:font-style="italic" style:font-style-asian="italic" fo:language="en" fo:country="US"/>
    </style:style>
    <style:style style:name="T191" style:parent-style-name="Policepardéfaut" style:family="text">
      <style:text-properties fo:font-style="italic" style:font-style-asian="italic" fo:language="en" fo:country="US"/>
    </style:style>
    <style:style style:name="P192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93" style:parent-style-name="Textbody" style:family="paragraph">
      <style:text-properties fo:font-weight="bold" style:font-weight-asian="bold"/>
    </style:style>
    <style:style style:name="P194" style:parent-style-name="Textbody" style:family="paragraph">
      <style:paragraph-properties fo:margin-bottom="0in"/>
      <style:text-properties fo:font-style="italic" style:font-style-asian="italic"/>
    </style:style>
    <style:style style:name="P195" style:parent-style-name="Textbody" style:family="paragraph">
      <style:paragraph-properties fo:margin-bottom="0in"/>
      <style:text-properties fo:font-style="italic" style:font-style-asian="italic"/>
    </style:style>
    <style:style style:name="P196" style:parent-style-name="Textbody" style:family="paragraph">
      <style:text-properties fo:font-weight="bold" style:font-weight-asian="bold"/>
    </style:style>
    <style:style style:name="P197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98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199" style:parent-style-name="Textbody" style:family="paragraph">
      <style:text-properties fo:font-weight="bold" style:font-weight-asian="bold" fo:language="en" fo:country="US"/>
    </style:style>
    <style:style style:name="P200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201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P202" style:parent-style-name="Textbody" style:family="paragraph">
      <style:text-properties fo:font-weight="bold" style:font-weight-asian="bold" fo:language="en" fo:country="US"/>
    </style:style>
    <style:style style:name="P203" style:parent-style-name="Textbody" style:family="paragraph">
      <style:paragraph-properties fo:margin-bottom="0in"/>
      <style:text-properties fo:font-style="italic" style:font-style-asian="italic" fo:language="en" fo:country="US"/>
    </style:style>
    <style:style style:name="T204" style:parent-style-name="Policepardéfaut" style:family="text">
      <style:text-properties fo:language="en" fo:country="US"/>
    </style:style>
    <style:style style:name="T205" style:parent-style-name="Policepardéfaut" style:family="text">
      <style:text-properties fo:font-weight="bold" style:font-weight-asian="bold" fo:color="#000000" fo:language="en" fo:country="US"/>
    </style:style>
    <style:style style:name="P206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07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08" style:parent-style-name="Textbody" style:family="paragraph">
      <style:text-properties fo:font-weight="bold" style:font-weight-asian="bold" fo:color="#000000"/>
    </style:style>
    <style:style style:name="P209" style:parent-style-name="Textbody" style:family="paragraph">
      <style:paragraph-properties fo:margin-bottom="0in"/>
      <style:text-properties fo:font-style="italic" style:font-style-asian="italic" fo:color="#000000"/>
    </style:style>
    <style:style style:name="P210" style:parent-style-name="Textbody" style:family="paragraph">
      <style:paragraph-properties fo:margin-bottom="0in"/>
      <style:text-properties fo:font-style="italic" style:font-style-asian="italic" fo:color="#000000"/>
    </style:style>
    <style:style style:name="P211" style:parent-style-name="Textbody" style:family="paragraph">
      <style:text-properties fo:font-weight="bold" style:font-weight-asian="bold" fo:color="#000000"/>
    </style:style>
    <style:style style:name="P212" style:parent-style-name="Textbody" style:family="paragraph">
      <style:paragraph-properties fo:margin-bottom="0in"/>
      <style:text-properties fo:font-style="italic" style:font-style-asian="italic" fo:color="#000000"/>
    </style:style>
    <style:style style:name="P213" style:parent-style-name="Textbody" style:family="paragraph">
      <style:paragraph-properties fo:margin-bottom="0in"/>
      <style:text-properties fo:font-style="italic" style:font-style-asian="italic" fo:color="#000000"/>
    </style:style>
    <style:style style:name="P214" style:parent-style-name="Textbody" style:family="paragraph">
      <style:text-properties fo:font-weight="bold" style:font-weight-asian="bold" fo:color="#000000"/>
    </style:style>
    <style:style style:name="P215" style:parent-style-name="Textbody" style:family="paragraph">
      <style:paragraph-properties fo:margin-bottom="0in"/>
      <style:text-properties fo:font-style="italic" style:font-style-asian="italic" fo:color="#000000"/>
    </style:style>
    <style:style style:name="P216" style:parent-style-name="Textbody" style:family="paragraph">
      <style:paragraph-properties fo:margin-bottom="0in"/>
      <style:text-properties fo:font-style="italic" style:font-style-asian="italic" fo:color="#000000"/>
    </style:style>
    <style:style style:name="P217" style:parent-style-name="Textbody" style:family="paragraph">
      <style:text-properties fo:font-weight="bold" style:font-weight-asian="bold" fo:color="#000000"/>
    </style:style>
    <style:style style:name="P218" style:parent-style-name="Textbody" style:family="paragraph">
      <style:paragraph-properties fo:margin-bottom="0in"/>
      <style:text-properties fo:font-style="italic" style:font-style-asian="italic" fo:color="#000000"/>
    </style:style>
    <style:style style:name="P219" style:parent-style-name="Textbody" style:family="paragraph">
      <style:paragraph-properties fo:margin-bottom="0in"/>
      <style:text-properties fo:font-style="italic" style:font-style-asian="italic" fo:color="#000000"/>
    </style:style>
    <style:style style:name="P220" style:parent-style-name="Textbody" style:family="paragraph">
      <style:text-properties fo:font-weight="bold" style:font-weight-asian="bold" fo:color="#000000"/>
    </style:style>
    <style:style style:name="P221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2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3" style:parent-style-name="Textbody" style:family="paragraph">
      <style:text-properties fo:font-weight="bold" style:font-weight-asian="bold" fo:color="#000000"/>
    </style:style>
    <style:style style:name="P224" style:parent-style-name="Textbody" style:family="paragraph">
      <style:paragraph-properties fo:margin-bottom="0in"/>
      <style:text-properties fo:font-style="italic" style:font-style-asian="italic" fo:color="#000000"/>
    </style:style>
    <style:style style:name="P225" style:parent-style-name="Textbody" style:family="paragraph">
      <style:paragraph-properties fo:margin-bottom="0in"/>
      <style:text-properties fo:font-style="italic" style:font-style-asian="italic" fo:color="#000000"/>
    </style:style>
    <style:style style:name="P226" style:parent-style-name="Textbody" style:family="paragraph">
      <style:text-properties fo:font-weight="bold" style:font-weight-asian="bold" fo:color="#000000"/>
    </style:style>
    <style:style style:name="P227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8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29" style:parent-style-name="Textbody" style:family="paragraph">
      <style:text-properties fo:font-weight="bold" style:font-weight-asian="bold" fo:color="#000000"/>
    </style:style>
    <style:style style:name="P230" style:parent-style-name="Textbody" style:family="paragraph">
      <style:paragraph-properties fo:margin-bottom="0in"/>
      <style:text-properties fo:font-style="italic" style:font-style-asian="italic" fo:color="#000000"/>
    </style:style>
    <style:style style:name="P231" style:parent-style-name="Textbody" style:family="paragraph">
      <style:paragraph-properties fo:margin-bottom="0in"/>
      <style:text-properties fo:font-style="italic" style:font-style-asian="italic" fo:color="#000000"/>
    </style:style>
    <style:style style:name="P232" style:parent-style-name="Textbody" style:family="paragraph">
      <style:text-properties fo:font-weight="bold" style:font-weight-asian="bold" fo:color="#000000"/>
    </style:style>
    <style:style style:name="P233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34" style:parent-style-name="Textbody" style:family="paragraph">
      <style:paragraph-properties fo:margin-bottom="0in"/>
      <style:text-properties fo:font-style="italic" style:font-style-asian="italic" fo:color="#000000" fo:language="en" fo:country="US"/>
    </style:style>
    <style:style style:name="P235" style:parent-style-name="Textbody" style:family="paragraph">
      <style:text-properties fo:font-weight="bold" style:font-weight-asian="bold" fo:color="#000000"/>
    </style:style>
    <style:style style:name="P236" style:parent-style-name="Textbody" style:family="paragraph">
      <style:paragraph-properties fo:margin-bottom="0in"/>
      <style:text-properties fo:font-style="italic" style:font-style-asian="italic" fo:color="#000000"/>
    </style:style>
    <style:style style:name="P237" style:parent-style-name="Textbody" style:family="paragraph">
      <style:text-properties fo:font-weight="bold" style:font-weight-asian="bold" fo:color="#000000"/>
    </style:style>
    <style:style style:name="P238" style:parent-style-name="Textbody" style:family="paragraph">
      <style:paragraph-properties fo:margin-bottom="0in"/>
      <style:text-properties fo:font-weight="bold" style:font-weight-asian="bold" fo:color="#888888" fo:language="en" fo:country="US"/>
    </style:style>
    <style:style style:name="P239" style:parent-style-name="Textbody" style:family="paragraph">
      <style:paragraph-properties fo:margin-bottom="0in"/>
      <style:text-properties fo:font-weight="bold" style:font-weight-asian="bold" fo:color="#888888" fo:language="en" fo:country="US"/>
    </style:style>
    <style:style style:name="P240" style:parent-style-name="Standard" style:family="paragraph">
      <style:text-properties fo:font-weight="bold" style:font-weight-asian="bold" fo:color="#000000" fo:language="en" fo:country="US"/>
    </style:style>
    <style:style style:name="P241" style:parent-style-name="Standard" style:family="paragraph">
      <style:text-properties fo:color="#444444" fo:language="en" fo:country="US"/>
    </style:style>
    <style:style style:name="P242" style:parent-style-name="Standard" style:family="paragraph">
      <style:text-properties fo:color="#444444" fo:language="en" fo:country="US"/>
    </style:style>
    <style:style style:name="P243" style:parent-style-name="Standard" style:family="paragraph">
      <style:text-properties fo:color="#444444" fo:language="en" fo:country="US"/>
    </style:style>
    <style:style style:name="T244" style:parent-style-name="Policepardéfaut" style:family="text">
      <style:text-properties fo:color="#444444"/>
    </style:style>
    <style:style style:name="T245" style:parent-style-name="Policepardéfaut" style:family="text">
      <style:text-properties fo:color="#444444"/>
    </style:style>
    <style:style style:name="T246" style:parent-style-name="Policepardéfaut" style:family="text">
      <style:text-properties fo:color="#444444" fo:language="en" fo:country="US"/>
    </style:style>
    <style:style style:name="T247" style:parent-style-name="Policepardéfaut" style:family="text">
      <style:text-properties fo:color="#444444" fo:language="en" fo:country="US"/>
    </style:style>
    <style:style style:name="T248" style:parent-style-name="Policepardéfaut" style:family="text">
      <style:text-properties fo:color="#444444" fo:language="en" fo:country="US"/>
    </style:style>
    <style:style style:name="T249" style:parent-style-name="Policepardéfaut" style:family="text">
      <style:text-properties fo:color="#444444"/>
    </style:style>
    <style:style style:name="P250" style:parent-style-name="Standard" style:family="paragraph">
      <style:text-properties fo:font-weight="bold" style:font-weight-asian="bold" fo:color="#000000"/>
    </style:style>
    <style:style style:name="T251" style:parent-style-name="Policepardéfaut" style:family="text">
      <style:text-properties fo:color="#444444"/>
    </style:style>
    <style:style style:name="T252" style:parent-style-name="Policepardéfaut" style:family="text">
      <style:text-properties fo:color="#444444"/>
    </style:style>
    <style:style style:name="P253" style:parent-style-name="Standard" style:family="paragraph">
      <style:text-properties fo:color="#444444"/>
    </style:style>
    <style:style style:name="P254" style:parent-style-name="Standard" style:family="paragraph">
      <style:text-properties fo:font-weight="bold" style:font-weight-asian="bold" fo:color="#888888"/>
    </style:style>
    <style:style style:name="P255" style:parent-style-name="Standard" style:family="paragraph">
      <style:text-properties fo:font-weight="bold" style:font-weight-asian="bold" fo:color="#888888"/>
    </style:style>
    <style:style style:name="T256" style:parent-style-name="Policepardéfaut" style:family="text">
      <style:text-properties fo:font-weight="bold" style:font-weight-asian="bold" fo:color="#000000"/>
    </style:style>
    <style:style style:name="T257" style:parent-style-name="Policepardéfaut" style:family="text">
      <style:text-properties fo:font-weight="bold" style:font-weight-asian="bold" fo:color="#444444"/>
    </style:style>
    <style:style style:name="T258" style:parent-style-name="Policepardéfaut" style:family="text">
      <style:text-properties fo:color="#000000"/>
    </style:style>
    <style:style style:name="T259" style:parent-style-name="Policepardéfaut" style:family="text">
      <style:text-properties fo:font-weight="bold" style:font-weight-asian="bold" fo:color="#000000"/>
    </style:style>
    <style:style style:name="T260" style:parent-style-name="Policepardéfaut" style:family="text">
      <style:text-properties fo:color="#000000"/>
    </style:style>
    <style:style style:name="P261" style:parent-style-name="Standard" style:family="paragraph">
      <style:text-properties fo:color="#444444"/>
    </style:style>
    <style:style style:name="P262" style:parent-style-name="Textbody" style:family="paragraph">
      <style:text-properties fo:font-weight="bold" style:font-weight-asian="bold" fo:color="#000000"/>
    </style:style>
  </office:automatic-styles>
  <office:body>
    <office:text text:use-soft-page-breaks="true">
      <text:p text:style-name="P1">Jean-Baptiste CAZAUX</text:p>
      <text:p text:style-name="Standard"><text:a xlink:href="mailto:jbcazaux@gmail.com" office:target-frame-name="_top" xlink:show="replace"><text:span text:style-name="T2">jbcazaux@gmail.com</text:span></text:a></text:p>
      <text:p text:style-name="Standard"><text:a xlink:href="http://github.com/jbcazaux" office:target-frame-name="_top" xlink:show="replace"><text:span text:style-name="T3">github.com/jbcazaux</text:span></text:a></text:p>
      <text:p text:style-name="Standard"><text:a xlink:href="http://twitter.com/jbcazaux" office:target-frame-name="_top" xlink:show="replace"><text:span text:style-name="T4">@jbcazaux</text:span></text:a></text:p>
      <text:p text:style-name="P5">codox.fr/cv</text:p>
      <text:p text:style-name="Standard"><text:a xlink:href="tel:0664287950" office:target-frame-name="_top" xlink:show="replace"><text:span text:style-name="T6">06 64 28 79 50</text:span></text:a></text:p>
      <text:p text:style-name="P7"><text:span text:style-name="T8">Développeur Fullstack Sénior</text:span></text:p>
      <text:p text:style-name="P9">Java, Web &amp; Web Mobile</text:p>
      <text:p text:style-name="P10">Scrum Master</text:p>
      <text:p text:style-name="P11">Formateur JS</text:p>
      <text:p text:style-name="P12">13+ années d'expériences</text:p>
      <text:p text:style-name="P13">Freelance</text:p>
      <text:section text:name="Sect1" text:style-name="S1">
        <text:p text:style-name="P14"/>
      </text:section>
      <text:section text:name="Sect2" text:style-name="S2">
        <text:p text:style-name="P15"><text:span text:style-name="T16">Passionné<text:s/></text:span><text:span text:style-name="T17">par la technique,<text:s/></text:span><text:span text:style-name="T18">j'interviens principalement sur des missions de conseils et de développement Java, web et web mobile.</text:span></text:p>
        <text:p text:style-name="P19"><text:span text:style-name="T20">Lors de mes 9 années en SSII j'ai été<text:s/></text:span><text:span text:style-name="T21">force de proposition</text:span><text:span text:style-name="T22"><text:s/>sur les</text:span><text:span text:style-name="T23"><text:s/>architectures</text:span><text:span text:style-name="T24">,<text:s/></text:span><text:span text:style-name="T25">outils<text:s/></text:span><text:span text:style-name="T26">et<text:s/></text:span><text:span text:style-name="T27">méthodes<text:s/></text:span><text:span text:style-name="T28">à adopter.</text:span></text:p>
        <text:p text:style-name="P29"><text:span text:style-name="T30">Je travaille uniquement dans des contextes<text:s/></text:span><text:span text:style-name="T31">agiles</text:span><text:span text:style-name="T32">, en axant la priorité de l'équipe sur la<text:s/></text:span><text:span text:style-name="T33">qualité<text:s/></text:span><text:span text:style-name="T34">et la<text:s/></text:span><text:span text:style-name="T35">conformité<text:s/></text:span><text:span text:style-name="T36">du produit délivré.</text:span></text:p>
        <text:p text:style-name="P37"><text:span text:style-name="T38">En dehors du rôle de<text:s/></text:span><text:span text:style-name="T39">tech-lead / développeur</text:span><text:span text:style-name="T40">, je suis aussi interv</text:span><text:span text:style-name="T41">enu comme<text:s/></text:span><text:span text:style-name="T42">Scrum Master<text:s/></text:span><text:span text:style-name="T43">sur plusieurs missions.</text:span></text:p>
        <text:p text:style-name="P44"><text:span text:style-name="T45">Je suis également<text:s/></text:span><text:span text:style-name="T46">formateur javascript</text:span><text:span text:style-name="T47"><text:s/>et je participe aux<text:s/></text:span><text:span text:style-name="T48">recrutements</text:span><text:span text:style-name="T49"><text:s/>lors de la phase de validation technique de candidats.</text:span></text:p>
        <text:p text:style-name="P50">Compétences</text:p>
        <text:p text:style-name="P51"/>
        <text:p text:style-name="P52">Langages</text:p>
        <text:p text:style-name="P53">Java / Java EE, Typescript 2, Javascript (ES6), HTML5, CSS3.</text:p>
        <text:p text:style-name="P54"/>
        <text:p text:style-name="P55">Frameworks &amp; Librairies :</text:p>
        <text:p text:style-name="P56"/>
        <text:p text:style-name="P57">jUnit, Mockito, Spring (ioc, springboot, mvc, aop, security, … ), Guice, JPA/Hibernate, Jersey, Google Guava, Apache commons, EJB3.</text:p>
        <text:p text:style-name="P58"/>
        <text:p text:style-name="P59">ReactJS, Angular4, RxJS, Backbone.js, Cordova, (Phonegap), Sass, Leaflet.js, Jquery, Jasmine,<text:s/>Casper.js,<text:s/>Express.js, JS Test Driver, Qunit, Dojo, Underscore.js.</text:p>
        <text:p text:style-name="P60"/>
        <text:p text:style-name="P61">Outils</text:p>
        <text:p text:style-name="P62">IntelliJ, Node, Webpack, Docker, Maven, Git, Jenkins, Nexus, Sonar, Tomcat, Jboss, Solr, VisualVM, JMeter, Jira, Puppet.</text:p>
        <text:p text:style-name="P63"/>
        <text:p text:style-name="P64">Méthodes</text:p>
        <text:p text:style-name="P65">Scrum, Kanban, XP, TDD, Intégration continue, DDD.</text:p>
        <text:p text:style-name="P66"/>
        <text:p text:style-name="P67">Données</text:p>
        <text:p text:style-name="P68">MongoDB, Elasticsearch, Marklogic, Bases SQL.</text:p>
        <text:p text:style-name="P69"/>
        <text:p text:style-name="P70">OS</text:p>
        <text:p text:style-name="P71">Ubuntu, Windows.</text:p>
        <text:p text:style-name="P72"/>
        <text:p text:style-name="P73">Missions</text:p>
        <text:p text:style-name="P74"/>
        <text:p text:style-name="P75">2017<text:s/>Formateur React –<text:s/>5 sessions</text:p>
        <text:p text:style-name="P76">Ecriture et mises à jour du support et des TPs.</text:p>
        <text:p text:style-name="P77">Déclinaisons ES6 et TypeScript 2.</text:p>
        <text:p text:style-name="P78">Plusieurs implémentations de Redux.</text:p>
        <text:p text:style-name="P79">Tests, Router, HOC, Optimisations,<text:s/>...<text:bookmark-start text:name="_GoBack"/><text:bookmark-end text:name="_GoBack"/></text:p>
        <text:p text:style-name="P80"><text:span text:style-name="T81">ReactJs</text:span><text:span text:style-name="T82">,</text:span><text:span text:style-name="T83"><text:s/>ES6</text:span><text:span text:style-name="T84">,<text:s/></text:span><text:span text:style-name="T85">Typescript 2</text:span><text:span text:style-name="T86">,<text:s/></text:span><text:span text:style-name="T87">Jest, Enzyme</text:span><text:span text:style-name="T88">.</text:span></text:p>
        <text:p text:style-name="P89">2017<text:s/>(9 mois, en cours)<text:s/>Techlead full stack Angular4 / Java 8 - Saint Gobain</text:p>
        <text:p text:style-name="P90">Micro-services avec spring boot</text:p>
        <text:p text:style-name="P91">Composants Angular4 avec ngRx</text:p>
        <text:p text:style-name="P92">Relecture du code (Merge Requests)</text:p>
        <text:p text:style-name="P93"><text:span text:style-name="T94">Angular4, ngRx, RxJs, Spring boot</text:span><text:span text:style-name="T95">,<text:s/></text:span><text:span text:style-name="T96">Jenkins, Git (GitFlow).</text:span></text:p>
        <text:p text:style-name="P97"/>
        <text:p text:style-name="P98">2016 (9 mois) Développeur Front-end – Chronopost</text:p>
        <text:p text:style-name="P99">Interface de gestion des zones de livraison sur une carte.</text:p>
        <text:p text:style-name="P100">Formation des développeurs aux technos Front-end.</text:p>
        <text:p text:style-name="P101"><text:span text:style-name="T102">Mise en place de l'intégration continue et git.</text:span><text:span text:style-name="T103"><text:line-break/></text:span><text:span text:style-name="T104">ReactJs</text:span><text:span text:style-name="T105">,</text:span><text:span text:style-name="T106"><text:s/>Typescript 2</text:span><text:span text:style-name="T107">, Webpack, Leaflet, Git, Maven, Jenkins.</text:span></text:p>
        <text:p text:style-name="P108">2016 (9<text:s/>mois) Développeur Front-end – Chronopost</text:p>
        <text:p text:style-name="P109">Interface de gestion des zones de livraison sur une carte.</text:p>
        <text:p text:style-name="P110">Formation des développeurs aux technos Front-end.</text:p>
        <text:p text:style-name="P111"><text:span text:style-name="T112">Mise en place de l'intégration continue et git.</text:span><text:span text:style-name="T113"><text:line-break/></text:span><text:span text:style-name="T114">ReactJs</text:span><text:span text:style-name="T115">,</text:span><text:span text:style-name="T116"><text:s/>Typescript 2</text:span><text:span text:style-name="T117">, Webpack, Leaflet, Git, Maven, Jenkins.</text:span></text:p>
        <text:p text:style-name="P118">2016 (3 mois) Scrum Master Développeur – Argus de la presse</text:p>
        <text:p text:style-name="P119">Outil de classement manuel des articles de presse.</text:p>
        <text:p text:style-name="P120"><text:span text:style-name="T121">Java 8</text:span><text:span text:style-name="T122">,</text:span><text:span text:style-name="T123"><text:s/>Angular2</text:span><text:span text:style-name="T124">, Webpack, Spring-boot, Spock, Lombok, Git, Maven, Jenkins.</text:span></text:p>
        <text:p text:style-name="P125"/>
        <text:p text:style-name="Standard"><text:span text:style-name="T126">2015 (10 mois) Scrum Master Développeur – Argus de la presse</text:span></text:p>
        <text:p text:style-name="P127">Développement des web-services REST – backend – pour différentes applications de l'Argus.</text:p>
        <text:p text:style-name="P128">Stockage de gros volumes<text:s/>de données dans une base NoSQL orientée document et graphe.</text:p>
        <text:p text:style-name="P129">Tests de charge.</text:p>
        <text:p text:style-name="P130"><text:span text:style-name="T131">Java 8</text:span><text:span text:style-name="T132">,</text:span><text:span text:style-name="T133"><text:s/></text:span><text:span text:style-name="T134">Spring mvc, Guava, assertJ, Mockito, Lombok, JMeter, Swagger, Marklogic,<text:s/></text:span><text:span text:style-name="T135">SPARQL</text:span><text:span text:style-name="T136"><text:s/>/ RDF, Git, Maven, Jenkins.</text:span></text:p>
        <text:p text:style-name="P137"/>
        <text:p text:style-name="P138">2014 (11 mois) Scrum Master Développeur – Argus de la presse</text:p>
        <text:p text:style-name="P139">Récupération automatisée des données sur les réseaux sociaux.<text:s/><text:span text:style-name="T140">APIs Facebook, Twitter,</text:span><text:span text:style-name="T141"><text:s/>Youtube, LinkedIn, …</text:span></text:p>
        <text:p text:style-name="P142">Stockage de gros volumes de données dans un format homogène, export XML.</text:p>
        <text:p text:style-name="P143">Recrutement de l'équipe.</text:p>
        <text:p text:style-name="P144"><text:span text:style-name="T145">Java 8</text:span><text:span text:style-name="T146">,</text:span><text:span text:style-name="T147"><text:s/>Angular</text:span><text:span text:style-name="T148">, HTML5, CSS3, Spring mvc, Guava, assertJ, Mockito, Lombok, Flyway, jasmine, protractor, webjars, Git, Maven, Jenkins.</text:span></text:p>
        <text:p text:style-name="Standard"/>
        <text:p text:style-name="P149">2014 (3 mois - sur temps libre) Tech Lead – BeInSoft</text:p>
        <text:p text:style-name="P150">Aide au démarrage de la startup. Affichage d'informations sur des cartes. Application pour bornes tactiles.</text:p>
        <text:p text:style-name="P151">Choix de l'architecture technique (<text:span text:style-name="T152">Full stack web</text:span>).</text:p>
        <text:p text:style-name="P153">Mise en place de l’usine logicielle.</text:p>
        <text:p text:style-name="P154">Test et Développement des fonctionnalités.</text:p>
        <text:p text:style-name="P155"><text:span text:style-name="T156">Node.js</text:span><text:span text:style-name="T157">, Leaflet.js / Mapbox.js,<text:s/></text:span><text:span text:style-name="T158">Backbone.js</text:span><text:span text:style-name="T159">, Casper.js, Express.js, Forever.js, MongoDB, G</text:span><text:span text:style-name="T160">runt, Jenkins.</text:span></text:p>
        <text:p text:style-name="P161"/>
        <text:p text:style-name="P162">2013 (18 mois) Développeur Java – Mappy</text:p>
        <text:p text:style-name="P163">Intégration de flux de données (xml, json, <text:s/>csv) dans<text:s/><text:span text:style-name="T164">MongoDB<text:s/></text:span>avec des batchs java orchestrés par jenkins.</text:p>
        <text:p text:style-name="P165">Indexation des données dans solr.</text:p>
        <text:p text:style-name="P166">Développement d'une API<text:s/><text:span text:style-name="T167">REST</text:span><text:s/>d'accès aux données pour les terminaux web et mobiles.</text:p>
        <text:p text:style-name="P168">Configuration des environnements avec<text:s/><text:span text:style-name="T169">puppet</text:span><text:s/>et capistrano.</text:p>
        <text:p text:style-name="P170"><text:span text:style-name="T171">Optimisation</text:span><text:s/>des ressources et du code pour supporter le fort traffic sur mappy.fr</text:p>
        <text:p text:style-name="P172">BI sur les logs avec<text:s/><text:span text:style-name="T173">elasticsearch</text:span><text:s/>/ logstash / kibana.</text:p>
        <text:p text:style-name="P174"><text:span text:style-name="T175">MongoDB</text:span><text:span text:style-name="T176">, java7, Guice, Guava, Je</text:span><text:span text:style-name="T177">rsey, REST, solr, jUnit, Mockito, Git, JMeter.</text:span></text:p>
        <text:p text:style-name="P178"/>
        <text:p text:style-name="P179">2012 (8 mois) Développeur web mobile – Crédit Agricole SA</text:p>
        <text:p text:style-name="P180"><text:span text:style-name="T181">Javascript</text:span><text:span text:style-name="T182">, jQuery, Js Test Driver, HTML5, CSS3, Chrome Dev Tools, REST, Spring MVC3, Java7, Tomcat7, Git.</text:span></text:p>
        <text:p text:style-name="P183"/>
        <text:p text:style-name="P184">2012 (4 mois) Scrum Master &amp;<text:s/>Tech Lead – AFPA</text:p>
        <text:p text:style-name="P185">Spring, Hibernate, jUnit, Mockito, Struts2, Git.</text:p>
        <text:p text:style-name="P186"/>
        <text:p text:style-name="P187">2011 (2 mois) Développeur web mobile<text:s/>– Crédit Agricole SA</text:p>
        <text:p text:style-name="P188"><text:span text:style-name="T189">HTML5, CSS3, Javascript, Mockito, Dojo,<text:s/></text:span><text:span text:style-name="T190">Cordova</text:span><text:span text:style-name="T191"><text:s/>(Phonegap), REST.</text:span></text:p>
        <text:p text:style-name="P192"/>
        <text:p text:style-name="P193">2011 (4 mois) Scrum master et tech lead – l’APEC</text:p>
        <text:p text:style-name="P194">Javascript, Titanium, REST, Java, Spring, Hudson, SVN, Maven, Jira.</text:p>
        <text:p text:style-name="P195"/>
        <text:p text:style-name="P196">2011 (7 mois) Scrum Master et développeur – Allianz</text:p>
        <text:p text:style-name="P197">Java, Flex,<text:s/>jUnit, FlexUnit, Condordion, Selenium/FlexMonkium, Hudson, Maven.</text:p>
        <text:p text:style-name="P198"/>
        <text:p text:style-name="P199">2010 (1 an) Tech lead – Finance Active</text:p>
        <text:p text:style-name="P200">Java 6, REST, Jersey, Javascript, Jquery, Qunit, HtmlUnit, Spring, Maven.</text:p>
        <text:p text:style-name="P201"/>
        <text:p text:style-name="P202">2009 (6 mois) Développeur – Vidal</text:p>
        <text:p text:style-name="P203">Java6, REST, Jersey, Javascript, DHTMLX,<text:s/>Jquery, Qunit, Spring, Hibernate, Maven, Teamcity, Selenium, JSP.</text:p>
        <text:p text:style-name="Textbody"><text:span text:style-name="T204"><text:line-break/></text:span><text:span text:style-name="T205">2009 (3 mois) Développeur – AFPA</text:span></text:p>
        <text:p text:style-name="P206">Java 6, Spring, Struts 2, Hibernate, Fitnesse, JSP, Hudson, Maven.</text:p>
        <text:p text:style-name="P207"/>
        <text:p text:style-name="P208">2008 (8 mois) Développeur – PIA</text:p>
        <text:p text:style-name="P209">Java 5, Flex 3, Spring, Hibernate, Ant, Web Services SOAP.</text:p>
        <text:p text:style-name="P210"/>
        <text:p text:style-name="P211">2008 (1 mois) Développeur – Manpower</text:p>
        <text:p text:style-name="P212">Java 5, jUnit, Hibernate, Maven.</text:p>
        <text:p text:style-name="P213"/>
        <text:p text:style-name="P214">2007 (13 mois) Développeur – ADP-GSI</text:p>
        <text:p text:style-name="P215">Java 5, Javascript, Dojo, JsUnit.</text:p>
        <text:p text:style-name="P216"/>
        <text:p text:style-name="P217">2007 (16 jours) Accompagnement et formation – UEM</text:p>
        <text:p text:style-name="P218">CruiseControl, Maven, QaLabs.</text:p>
        <text:p text:style-name="P219"/>
        <text:p text:style-name="P220">2006 (4 mois) Développeur –<text:s/>Dexia Sofaxis</text:p>
        <text:p text:style-name="P221">Java 5, jUnit, Hibernate, Spring, Maven, Continuum, Jboss, SQLServer 2005, SVN.</text:p>
        <text:p text:style-name="P222"/>
        <text:p text:style-name="P223">2006 (10 mois) Développeur – Club Med</text:p>
        <text:p text:style-name="P224">Java, jUnit, Struts, Spring, Weblogic, DB2, CVS, Genesys.</text:p>
        <text:p text:style-name="P225"/>
        <text:p text:style-name="P226">2006 (12 jours) Accompagnement et formation – Mairie de Paris</text:p>
        <text:p text:style-name="P227">Java, jUnit, Struts, Tiles, Hibernate, Weblogic, JBOSS, Oracle, CVS.</text:p>
        <text:p text:style-name="P228"/>
        <text:p text:style-name="P229">2005 (7 mois) Développeur – AELB</text:p>
        <text:p text:style-name="P230">Java, jUnit, Struts, Hibernate, JBOSS, Oracle, Starteam.</text:p>
        <text:p text:style-name="P231"/>
        <text:p text:style-name="P232">2004 (9 mois) Développeur – BNP Paribas</text:p>
        <text:p text:style-name="P233">Java, jUnit, Struts, Hibernate, WAS, Oracle, SweetDev, TestDirector.</text:p>
        <text:p text:style-name="P234"/>
        <text:p text:style-name="P235">2004 (2 mois) Développeur – Ministère de l'équipement</text:p>
        <text:p text:style-name="P236">Java, Tomcat, Spring, Millstone, SQL, Oracle.</text:p>
        <text:p text:style-name="P237"/>
        <text:p text:style-name="P238">Publications</text:p>
        <text:p text:style-name="P239"/>
        <text:p text:style-name="P240">Blogs</text:p>
        <text:p text:style-name="P241">Formation ReactJS/TypeScript2</text:p>
        <text:p text:style-name="P242">Formation ReactJS/ES6</text:p>
        <text:p text:style-name="P243">Webpack</text:p>
        <text:p text:style-name="Standard"><text:a xlink:href="https://github.com/jbcazaux/nodeQ#readme" office:target-frame-name="_top" xlink:show="replace"><text:span text:style-name="T244">Les</text:span><text:span text:style-name="T245"><text:s/>promesses avec Q et node.js</text:span></text:a></text:p>
        <text:p text:style-name="Standard"><text:a xlink:href="http://blog.valtech.fr/2012/09/03/optimisation-dun-site-web-mobile/" office:target-frame-name="_top" xlink:show="replace"><text:span text:style-name="T246">Optimisation d'un site web mobile</text:span></text:a></text:p>
        <text:p text:style-name="Standard"><text:a xlink:href="https://github.com/jbcazaux/many2many#readme" office:target-frame-name="_top" xlink:show="replace"><text:span text:style-name="T247">JPA/Hibernate mapping many-to-many with extra<text:s/></text:span><text:span text:style-name="T248">column</text:span></text:a></text:p>
        <text:p text:style-name="Standard"><text:a xlink:href="http://blog.valtech.fr/2009/08/20/integration-flex-blazeds-spring-dans-maven/" office:target-frame-name="_top" xlink:show="replace"><text:span text:style-name="T249">Maveniser l'intégration de Flex, <text:s/>Spring et BlazeDS</text:span></text:a></text:p>
        <text:p text:style-name="P250">Magazine</text:p>
        <text:p text:style-name="Standard"><text:a xlink:href="http://www.programmez.com/" office:target-frame-name="_top" xlink:show="replace"><text:span text:style-name="T251">L'agilité vue par les développeurs (Programmez n°</text:span><text:span text:style-name="T252">133, <text:s/>Septembre 2010)</text:span></text:a></text:p>
        <text:p text:style-name="P253"/>
        <text:p text:style-name="P254">Diplômes</text:p>
        <text:p text:style-name="P255"/>
        <text:p text:style-name="Standard"><text:span text:style-name="T256">1999 - 2004</text:span><text:span text:style-name="T257"><text:s/></text:span><text:span text:style-name="T258">EPITA - Système d'Information et Génie Logiciel</text:span></text:p>
        <text:p text:style-name="Standard"><text:span text:style-name="T259">1999<text:s/></text:span><text:span text:style-name="T260">Bac S</text:span></text:p>
        <text:p text:style-name="P261"/>
        <text:p text:style-name="P26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, sans-serif" svg:font-family="Roboto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bcazaux</meta:initial-creator>
    <dc:creator>Cazaux, Jean-baptiste</dc:creator>
    <meta:creation-date>2014-04-24T08:54:00Z</meta:creation-date>
    <dc:date>2017-12-15T12:40:00Z</dc:date>
    <meta:print-date>2017-12-15T12:32:00Z</meta:print-date>
    <meta:template xlink:href="Normal.dotm" xlink:type="simple"/>
    <meta:editing-cycles>3</meta:editing-cycles>
    <meta:editing-duration>PT17340S</meta:editing-duration>
    <meta:document-statistic meta:page-count="1" meta:paragraph-count="14" meta:word-count="1123" meta:character-count="7291" meta:row-count="51" meta:non-whitespace-character-count="6182"/>
  </office:meta>
</office:document-meta>
</file>